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content.xml"/>
</manifest:manifest>
</file>

<file path=content.xml><?xml version="1.0" encoding="utf-8"?>
<office:document-content xmlns:office="urn:oasis:names:tc:opendocument:xmlns:office:1.0" xmlns:text="urn:oasis:names:tc:opendocument:xmlns:text:1.0" xmlns:style="urn:oasis:names:tc:opendocument:xmlns:style:1.0" xmlns:fo="urn:oasis:names:tc:opendocument:xmlns:xsl-fo-compatible:1.0" xmlns:table="urn:oasis:names:tc:opendocument:xmlns:table:1.0" xmlns:draw="urn:oasis:names:tc:opendocument:xmlns:drawing:1.0" xmlns:xlink="http://www.w3.org/1999/xlink" xmlns:svg="urn:oasis:names:tc:opendocument:xmlns:svg-compatible:1.0" office:version="1.2">
  <office:automatic-styles>
    <style:style style:name="c34" style:family="text">
      <style:text-properties fo:font-family="Sans" style:text-underline-type="single" style:text-underline-style="solid" fo:color="#0000ff"/>
    </style:style>
    <style:style style:name="c33" style:family="text">
      <style:text-properties fo:font-weight="bold" fo:font-family="monospace"/>
    </style:style>
    <style:style style:name="c32" style:family="text">
      <style:text-properties fo:font-weight="bold" fo:font-family="Sans"/>
    </style:style>
    <style:style style:name="p31" style:family="paragraph">
      <style:paragraph-properties fo:margin-top="9pt" fo:margin-bottom="9pt"/>
    </style:style>
    <style:style style:name="c30" style:family="text">
      <style:text-properties fo:font-family="Sans" style:text-underline-type="single" style:text-underline-style="solid" fo:color="#0000ff"/>
    </style:style>
    <style:style style:name="p29" style:family="paragraph">
      <style:paragraph-properties fo:margin-top="9pt" fo:margin-bottom="9pt"/>
    </style:style>
    <style:style style:name="p27" style:family="paragraph">
      <style:paragraph-properties fo:margin-top="9pt" fo:margin-bottom="9pt"/>
    </style:style>
    <style:style style:name="c24" style:family="text">
      <style:text-properties fo:font-family="monospace"/>
    </style:style>
    <style:style style:name="p23" style:family="paragraph">
      <style:paragraph-properties fo:margin-top="9pt" fo:margin-bottom="9pt"/>
    </style:style>
    <style:style style:name="c21" style:family="text">
      <style:text-properties fo:font-weight="bold" fo:font-family="Sans"/>
    </style:style>
    <style:style style:name="p20" style:family="paragraph">
      <style:paragraph-properties fo:margin-top="10.5pt" fo:margin-bottom="9pt"/>
    </style:style>
    <style:style style:name="c19" style:family="text">
      <style:text-properties fo:font-family="Sans" style:text-underline-type="single" style:text-underline-style="solid" fo:color="#0000ff"/>
    </style:style>
    <style:style style:name="c18" style:family="text">
      <style:text-properties fo:font-family="Sans" style:text-underline-type="single" style:text-underline-style="solid" fo:color="#0000ff"/>
    </style:style>
    <style:style style:name="p17" style:family="paragraph">
      <style:paragraph-properties fo:margin-top="9pt" fo:margin-bottom="9pt"/>
    </style:style>
    <text:list-style style:name="L15">
      <text:list-level-style-bullet text:bullet-char="●" text:level="1">
        <style:list-level-properties fo:text-align="start" text:space-before="8mm"/>
      </text:list-level-style-bullet>
    </text:list-style>
    <style:style style:name="c13" style:family="text">
      <style:text-properties fo:font-weight="bold" fo:font-family="Sans"/>
    </style:style>
    <style:style style:name="c12" style:family="text">
      <style:text-properties fo:font-weight="bold" fo:font-family="Sans"/>
    </style:style>
    <style:style style:name="p11" style:family="paragraph">
      <style:paragraph-properties fo:margin-top="12pt" fo:margin-bottom="9pt"/>
    </style:style>
    <style:style style:name="c10" style:family="text">
      <style:text-properties fo:font-family="Sans" style:text-underline-type="single" style:text-underline-style="solid" fo:color="#0000ff"/>
    </style:style>
    <style:style style:name="c9" style:family="text">
      <style:text-properties fo:font-family="Sans" style:text-underline-type="single" style:text-underline-style="solid" fo:color="#0000ff"/>
    </style:style>
    <style:style style:name="c8" style:family="text">
      <style:text-properties fo:font-family="Sans" style:text-underline-type="single" style:text-underline-style="solid" fo:color="#0000ff"/>
    </style:style>
    <style:style style:name="c7" style:family="text">
      <style:text-properties fo:font-family="Sans" style:text-underline-type="single" style:text-underline-style="solid" fo:color="#0000ff"/>
    </style:style>
    <style:style style:name="c44" style:family="text">
      <style:text-properties fo:font-family="Sans" style:text-underline-type="single" style:text-underline-style="solid" fo:color="#0000ff"/>
    </style:style>
    <style:style style:name="c6" style:family="text">
      <style:text-properties fo:font-family="Sans" style:text-underline-type="single" style:text-underline-style="solid" fo:color="#0000ff"/>
    </style:style>
    <style:style style:name="c43" style:family="text">
      <style:text-properties fo:font-family="Sans" style:text-underline-type="single" style:text-underline-style="solid" fo:color="#0000ff"/>
    </style:style>
    <style:style style:name="c42" style:family="text">
      <style:text-properties fo:font-family="Sans" style:text-underline-type="single" style:text-underline-style="solid" fo:color="#0000ff"/>
    </style:style>
    <style:style style:name="p5" style:family="paragraph">
      <style:paragraph-properties fo:margin-top="9pt" fo:margin-bottom="9pt"/>
    </style:style>
    <style:style style:name="c4" style:family="text">
      <style:text-properties fo:font-weight="bold" fo:font-family="Sans"/>
    </style:style>
    <style:style style:name="c40" style:family="text">
      <style:text-properties fo:font-family="Sans" style:text-underline-type="single" style:text-underline-style="solid" fo:color="#0000ff"/>
    </style:style>
    <style:style style:name="p3" style:family="paragraph">
      <style:paragraph-properties fo:margin-top="13.5pt" fo:margin-bottom="9pt"/>
    </style:style>
    <style:style style:name="s39" style:family="section">
      <style:section-properties/>
    </style:style>
    <style:style style:name="c38" style:family="text">
      <style:text-properties fo:font-family="Sans" style:text-underline-type="single" style:text-underline-style="solid" fo:color="#0000ff"/>
    </style:style>
    <style:style style:name="c0" style:family="text">
      <style:text-properties fo:font-family="Sans"/>
    </style:style>
    <style:style style:name="c37" style:family="text">
      <style:text-properties fo:font-family="Sans" style:text-underline-type="single" style:text-underline-style="solid" fo:color="#0000ff"/>
    </style:style>
    <style:style style:name="c36" style:family="text">
      <style:text-properties fo:font-weight="bold" fo:font-family="monospace"/>
    </style:style>
    <style:style style:name="c35" style:family="text">
      <style:text-properties fo:font-family="Sans" style:text-underline-type="single" style:text-underline-style="solid" fo:color="#0000ff"/>
    </style:style>
  </office:automatic-styles>
  <office:body>
    <office:text>
      <text:p text:style-name="p3"><text:span text:style-name="c4">Week 2 - Supplementary Materials</text:span></text:p>
      <text:p text:style-name="p5">
        <text:a xlink:href="https://github.com/lawfareblog/hacking-cybersecurity/blob/main/week02/Week_02_Homework.md"><text:span text:style-name="c6">Markdown</text:span></text:a><text:span text:style-name="c0"> | </text:span><text:a xlink:href="https://raw.githubusercontent.com/lawfareblog/hacking-cybersecurity/main/week02/Week_02_Homework.pdf"><text:span text:style-name="c7">PDF</text:span></text:a><text:span text:style-name="c0"> | </text:span><text:a xlink:href="https://raw.githubusercontent.com/lawfareblog/hacking-cybersecurity/main/week02/Week_02_Homework.docx"><text:span text:style-name="c8">MS Word DOCX</text:span></text:a><text:span text:style-name="c0"> | </text:span><text:a xlink:href="https://raw.githubusercontent.com/lawfareblog/hacking-cybersecurity/main/week02/Week_02_Homework.odt"><text:span text:style-name="c9">Libre ODT</text:span></text:a><text:span text:style-name="c0"> | </text:span><text:a xlink:href="https://raw.githubusercontent.com/lawfareblog/hacking-cybersecurity/main/week02/Week_02_Homework.html"><text:span text:style-name="c10">HTML</text:span></text:a></text:p>
      <text:p text:style-name="p11"><text:span text:style-name="c12">Command Line Interface (CLI) Refresher</text:span></text:p>
      <text:p text:style-name="p5"><text:span text:style-name="c0">This week we give a quick refresher on the CLI and introduce new concepts related to system administration and processes.</text:span></text:p>
      <text:p text:style-name="p5"><text:span text:style-name="c13">Try a CLI in your browser:</text:span><text:span text:style-name="c0"> </text:span></text:p>
      <text:list text:style-name="L15">
        <text:list-item>
          <text:p text:style-name="p17">
            <text:a xlink:href="https://bellard.org/jslinux/vm.html?url=alpine-x86.cfg&amp;mem=192"><text:span text:style-name="c18">BROWSER CLI</text:span></text:a></text:p>
        </text:list-item>
      </text:list>
      <text:p text:style-name="p5"><text:span text:style-name="c13">NOTE:</text:span><text:span text:style-name="c0"> You will need to use Kali Linux for future sessions and the browser terminal will no longer be useful for practical exercises. If you have not set it up yet, please see our instructions in the </text:span><text:a xlink:href="https://github.com/lawfareblog/hacking-cybersecurity/"><text:span text:style-name="c19">class README</text:span></text:a><text:span text:style-name="c0">.</text:span></text:p>
      <text:p text:style-name="p20"><text:span text:style-name="c21">Quick CLI Tips</text:span></text:p>
      <text:list text:style-name="L15">
        <text:list-item>
          <text:p text:style-name="p23"><text:span text:style-name="c13">Filename autocomplete:</text:span><text:span text:style-name="c0"> Most modern terminal emulator programs (what you will use as a CLI) auto-complete filenames for files and directories. If you hit the </text:span><text:span text:style-name="c24">Tab</text:span><text:span text:style-name="c0"> key after partially typing a filename, the terminal will try to autocomplete. If you hit </text:span><text:span text:style-name="c24">Tab</text:span><text:span text:style-name="c0"> again, you will get a list of all filenames with the matching pattern. Example: </text:span></text:p>
        </text:list-item>
      </text:list>
      <text:p text:style-name="p5"><text:span text:style-name="c24">ls -l ~/D</text:span><text:span text:style-name="c0"> + hitting </text:span><text:span text:style-name="c24">Tab</text:span><text:span text:style-name="c0"> twice will list </text:span><text:span text:style-name="c24">~/Desktop</text:span><text:span text:style-name="c0">, </text:span><text:span text:style-name="c24">~/Documents</text:span><text:span text:style-name="c0">, </text:span><text:span text:style-name="c24">~/Downloads</text:span><text:span text:style-name="c0"> and so on. If you try </text:span><text:span text:style-name="c24">ls -l ~/Desk</text:span><text:span text:style-name="c0"> + hitting </text:span><text:span text:style-name="c24">Tab</text:span><text:span text:style-name="c0"> once, it will autocomplete </text:span><text:span text:style-name="c24">~/Desktop</text:span></text:p>
      <text:list text:style-name="L15">
        <text:list-item>
          <text:p text:style-name="p27"><text:span text:style-name="c13">Command suggestions:</text:span><text:span text:style-name="c0"> The default terminal in Kali Linux has syntax color-coding and autocompletes commands and their options. You will see suggestions as faded text as you type. If you hit your right arrow key </text:span><text:span text:style-name="c24">→</text:span><text:span text:style-name="c0"> it will autocomplete your command with the suggestion.</text:span></text:p>
        </text:list-item>
        <text:list-item>
          <text:p text:style-name="p27"><text:span text:style-name="c13">Command history:</text:span><text:span text:style-name="c0"> Most modern terminal emulator programs have command histories, which are stored in a text file in the user's home directory. To browse through your command history, hit the up arrow </text:span><text:span text:style-name="c24">↑</text:span><text:span text:style-name="c0">. This is really useful when you have long commands you want to repeat, perhaps with different options or switches, and allows you to easily fix typos that may have caused a previous command to fail. To clear your command history, type </text:span><text:span text:style-name="c24">history -c</text:span><text:span text:style-name="c0">.</text:span></text:p>
        </text:list-item>
        <text:list-item>
          <text:p text:style-name="p27"><text:span text:style-name="c13">Clear screen:</text:span><text:span text:style-name="c0"> To clear your screen use </text:span><text:span text:style-name="c24">clear</text:span><text:span text:style-name="c0">.</text:span></text:p>
        </text:list-item>
        <text:list-item>
          <text:p text:style-name="p27"><text:span text:style-name="c13">Wildcard character:</text:span><text:span text:style-name="c0"> The asterisk character </text:span><text:span text:style-name="c24">*</text:span><text:span text:style-name="c0"> is used as a "wildcard" stand-in for missing characters. This is useful, for example, to perform commands on many files with similar filenames. If you run </text:span><text:span text:style-name="c24">rm *.txt</text:span><text:span text:style-name="c0">, all files with the extension </text:span><text:span text:style-name="c24">.txt</text:span><text:span text:style-name="c0"> will be deleted in the current directory. If you run </text:span><text:span text:style-name="c24">rm Sean*</text:span><text:span text:style-name="c0"> all files that start with "Sean" will be deleted in the current directory. And so on.</text:span></text:p>
        </text:list-item>
        <text:list-item>
          <text:p text:style-name="p27"><text:span text:style-name="c13">Cancel or Stop Command:</text:span><text:span text:style-name="c0"> Hitting </text:span><text:span text:style-name="c24">CTRL+C</text:span><text:span text:style-name="c0"> or </text:span><text:span text:style-name="c24">Cmd+C</text:span><text:span text:style-name="c0"> will "kill" a running command. This is useful, for example, if you have made an error or the command is running longer than expected. You can also use this to give you a fresh prompt if you're in the middle of typing a command and decide not to run it.</text:span></text:p>
        </text:list-item>
        <text:list-item>
          <text:p text:style-name="p29"><text:span text:style-name="c13">Case sensitivity:</text:span><text:span text:style-name="c0"> Remember, filenames and commands are case-sensitive. </text:span><text:span text:style-name="c24">mkdir ~/Scott</text:span><text:span text:style-name="c0"> and </text:span><text:span text:style-name="c24">mkdir ~/scott</text:span><text:span text:style-name="c0"> would create two separate directories.</text:span></text:p>
        </text:list-item>
      </text:list>
      <text:p text:style-name="p20"><text:span text:style-name="c21">Creating Directories, Editing &amp; Deleting Files</text:span></text:p>
      <text:p text:style-name="p5"><text:span text:style-name="c0">These are commands we used in the livestream session for Week 2, but are also in the </text:span><text:a xlink:href="https://github.com/lawfareblog/hacking-cybersecurity/blob/main/week01/Week_01_Homework.md"><text:span text:style-name="c30">Week 1 homework</text:span></text:a><text:span text:style-name="c0">.</text:span></text:p>
      <text:p text:style-name="p31"><text:span text:style-name="c33">mkdir</text:span><text:span text:style-name="c32"> - make directory</text:span></text:p>
      <text:p text:style-name="p5"><text:span text:style-name="c0">To create a new directory, use the </text:span><text:span text:style-name="c24">mkdir</text:span><text:span text:style-name="c0"> command. You can only create a directory where you have permission to do so. Permissions are a concept we will cover in class later. For now, try creating the directory </text:span><text:span text:style-name="c24">catphotos</text:span><text:span text:style-name="c0"> in your home directory: </text:span><text:span text:style-name="c24">mkdir ~/cats</text:span></text:p>
      <text:p text:style-name="p31"><text:span text:style-name="c33">touch</text:span><text:span text:style-name="c32"> - create an empty file</text:span></text:p>
      <text:p text:style-name="p5"><text:span text:style-name="c0">The </text:span><text:span text:style-name="c24">touch</text:span><text:span text:style-name="c0"> command creates a new, empty file such as </text:span><text:span text:style-name="c24">touch ~/cats/awesome-cat-names.txt</text:span></text:p>
      <text:p text:style-name="p31"><text:span text:style-name="c33">nano</text:span><text:span text:style-name="c32"> - simple text editor</text:span></text:p>
      <text:p text:style-name="p5"><text:span text:style-name="c0">Nano is one of many text editors that can be loaded with the CLI, but is probably the simplest. It will load a file in a separate view that can be exited with </text:span><text:span text:style-name="c24">CTRL+X</text:span><text:span text:style-name="c0"> and you will see this at the bottom of the screen represented as </text:span><text:span text:style-name="c24">^X</text:span><text:span text:style-name="c0"> For more information, </text:span><text:a xlink:href="https://www.howtogeek.com/howto/42980/the-beginners-guide-to-nano-the-linux-command-line-text-editor/"><text:span text:style-name="c34">read this tutorial</text:span></text:a><text:span text:style-name="c0">.</text:span></text:p>
      <text:p text:style-name="p5"><text:span text:style-name="c0">Create your own list of awesome cat names with </text:span><text:span text:style-name="c24">nano ~/cats/awesome-cat-names.txt</text:span></text:p>
      <text:p text:style-name="p5"><text:span text:style-name="c0">Traditionally, the two text editors that hackers use are </text:span><text:span text:style-name="c24">vi</text:span><text:span text:style-name="c0"> or </text:span><text:span text:style-name="c24">emacs</text:span><text:span text:style-name="c0"> There is a tongue-in-cheek </text:span><text:a xlink:href="https://en.wikipedia.org/wiki/Editor_war"><text:span text:style-name="c35">"editor war"</text:span></text:a><text:span text:style-name="c0"> between these two editors.</text:span></text:p>
      <text:p text:style-name="p31"><text:span text:style-name="c33">rm</text:span><text:span text:style-name="c32"> - remove</text:span></text:p>
      <text:p text:style-name="p5"><text:span text:style-name="c0">Delete a file: </text:span><text:span text:style-name="c24">rm cool-cat-names2.txt</text:span></text:p>
      <text:p text:style-name="p5"><text:span text:style-name="c0">Use </text:span><text:span text:style-name="c24">rm -R</text:span><text:span text:style-name="c0"> to delete a directory and its contents.</text:span></text:p>
      <text:p text:style-name="p5"><text:span text:style-name="c0">Be careful! There are jokes on the Internet that hackers like to test on new users, or "n00bs", such as </text:span><text:span text:style-name="c24">rm -Rf /</text:span><text:span text:style-name="c0"> that can be very dangerous. Luckily, you usually have to be the administrative superuser "root" to do serious damage to your filesystem.</text:span></text:p>
      <text:p text:style-name="p20"><text:span text:style-name="c21">Administrative tasks</text:span></text:p>
      <text:p text:style-name="p31"><text:span text:style-name="c33">sudo</text:span><text:span text:style-name="c32"> - superuser do</text:span></text:p>
      <text:p text:style-name="p5"><text:span text:style-name="c24">sudo</text:span><text:span text:style-name="c0"> allows users to run commands and programs with the security privileges of another user, by default the administrative "superuser" or </text:span><text:span text:style-name="c24">root</text:span><text:span text:style-name="c0"> user. Generally speaking, you will need </text:span><text:span text:style-name="c24">sudo</text:span><text:span text:style-name="c0"> for administrative tasks, to install software, and to modify files owned by other users (including nearly all the files outside of your user's home directory </text:span><text:span text:style-name="c24">~</text:span><text:span text:style-name="c0">).</text:span></text:p>
      <text:p text:style-name="p5"><text:span text:style-name="c0">In Unix-like operating systems such as GNU/Linux and MacOS, </text:span><text:span text:style-name="c24">sudo</text:span><text:span text:style-name="c0"> has largely replaced the default use of an administrative </text:span><text:span text:style-name="c24">root</text:span><text:span text:style-name="c0"> account. This can prevent some exploits.</text:span></text:p>
      <text:p text:style-name="p31"><text:span text:style-name="c33">passwd</text:span><text:span text:style-name="c32"> - set password</text:span></text:p>
      <text:p text:style-name="p5"><text:span text:style-name="c0">Use </text:span><text:span text:style-name="c24">passwd</text:span><text:span text:style-name="c0"> to change the password for your user (when you enter the password, the cursor will not change to hide your password from the screen). If you typed </text:span><text:span text:style-name="c24">passwd sean</text:span><text:span text:style-name="c0"> it would try to change the password for user </text:span><text:span text:style-name="c24">sean</text:span><text:span text:style-name="c0">. However, you likely would need to use </text:span><text:span text:style-name="c24">sudo passwd sean</text:span><text:span text:style-name="c0"> to escalate your privileges to that of the administrative superuser.</text:span></text:p>
      <text:p text:style-name="p31"><text:span text:style-name="c33">adduser</text:span><text:span text:style-name="c32"> - add user</text:span></text:p>
      <text:p text:style-name="p5"><text:span text:style-name="c0">Create a new user with </text:span><text:span text:style-name="c24">adduser</text:span><text:span text:style-name="c0">. </text:span><text:span text:style-name="c24">sudo adduser chicken</text:span><text:span text:style-name="c0"> will create a user named "chicken" and, by default, the home directory for the user will be created at </text:span><text:span text:style-name="c24">/home/chicken</text:span><text:span text:style-name="c0"> as well. The CLI will ask you a lot of "profile" questions about the user's real name etc. but you can skip these.</text:span></text:p>
      <text:p text:style-name="p31"><text:span text:style-name="c33">deluser</text:span><text:span text:style-name="c32"> - delete user</text:span></text:p>
      <text:p text:style-name="p5"><text:span text:style-name="c0">Delete a user with </text:span><text:span text:style-name="c24">deluser</text:span><text:span text:style-name="c0">. </text:span><text:span text:style-name="c24">sudo deluser chicken</text:span><text:span text:style-name="c0"> will delete the user named "chicken". You will need to remove the home directory for the user separately, for example by running </text:span><text:span text:style-name="c24">sudo rm -Rvf /home/chicken</text:span></text:p>
      <text:p text:style-name="p20"><text:span text:style-name="c36">hostname</text:span><text:span text:style-name="c21"> - display hostname</text:span></text:p>
      <text:p text:style-name="p5"><text:span text:style-name="c0">Your "hostname" is how the operating system identifies the machine to programs on your system and other machines on a network. </text:span><text:a xlink:href="https://en.wikipedia.org/wiki/Hostname"><text:span text:style-name="c37">Hostnames</text:span></text:a><text:span text:style-name="c0"> are usually short labels that are useful locally to network and system administrators. The </text:span><text:span text:style-name="c24">hostname</text:span><text:span text:style-name="c0"> command displays your hostname.</text:span></text:p>
      <text:p text:style-name="p20"><text:span text:style-name="c36">hostnamectl</text:span><text:span text:style-name="c21"> - hostname control</text:span></text:p>
      <text:p text:style-name="p5"><text:span text:style-name="c0">Running the </text:span><text:span text:style-name="c24">hostnamectl</text:span><text:span text:style-name="c0"> command with no options displays detailed information about your machine and operating system. It is useful when you need quick details about the machine you are running commands on.</text:span></text:p>
      <text:p text:style-name="p5"><text:span text:style-name="c0">The </text:span><text:span text:style-name="c24">hostnamectl</text:span><text:span text:style-name="c0"> command can also be used to change your hostname. Use </text:span><text:span text:style-name="c24">sudo hostnamectl set-hostname chickencoop --static</text:span><text:span text:style-name="c0"> to change the hostname the machine uses on the network to "chickencoop". The static hostname is stored on the filesystem in </text:span><text:span text:style-name="c24">/etc/hostname</text:span><text:span text:style-name="c0">.</text:span></text:p>
      <text:p text:style-name="p5"><text:span text:style-name="c0">Use </text:span><text:span text:style-name="c24">sudo hostnamectl set-hostname Chicken-Coop --pretty</text:span><text:span text:style-name="c0"> to change the "pretty" hostname for local programs to "Chicken-Coop".</text:span></text:p>
      <text:p text:style-name="p5"><text:span text:style-name="c0">Use </text:span><text:span text:style-name="c24">sudo hostnamectl set-hostname flewthecoop --transient</text:span><text:span text:style-name="c0"> to change the transient hostname. This hostname is for identifying to network protocols like DHCP but is not necessary, as the static hostname will be used if there is no transient one.</text:span></text:p>
      <text:p text:style-name="p20"><text:span text:style-name="c21">Processes &amp; Services</text:span></text:p>
      <text:p text:style-name="p5"><text:span text:style-name="c0">An instance of a computer program that is running is called a "process". Firefox web browser, for example, may run as the </text:span><text:span text:style-name="c24">firefox</text:span><text:span text:style-name="c0"> process. Processes on your system that run in the background may be called "services" or "daemons". </text:span><text:a xlink:href="https://en.wikipedia.org/wiki/Daemon_(computing)"><text:span text:style-name="c38">Daemon</text:span></text:a><text:span text:style-name="c0"> is an older Unix-y term.</text:span></text:p>
      <text:p text:style-name="p31"><text:span text:style-name="c33">top</text:span><text:span text:style-name="c32"> - process viewer</text:span></text:p>
      <text:p text:style-name="p5"><text:span text:style-name="c24">top</text:span><text:span text:style-name="c0"> gives you a simple view of processes on the system and will update in real-time. Hit </text:span><text:span text:style-name="c24">q</text:span><text:span text:style-name="c0"> to quit.</text:span></text:p>
      <text:p text:style-name="p5">
        <text:a xlink:href="https://en.wikipedia.org/wiki/Top_(software)"><text:span>
            <draw:frame draw:name="images/processes01.png"/>
          </text:span></text:a>
        <text:p text:style-name="p31"><text:span text:style-name="c33">htop</text:span><text:span text:style-name="c32"> - process viewer and manager</text:span></text:p>
        <text:p text:style-name="p5"><text:span text:style-name="c24">htop</text:span><text:span text:style-name="c0"> is a replacement for top that gives you a prettier view and also more control over processes. The options menu is at the bottom and you can, for example, stop processes using </text:span><text:span text:style-name="c24">F9</text:span><text:span text:style-name="c0"> for "Kill". Hit </text:span><text:span text:style-name="c24">F10</text:span><text:span text:style-name="c0"> to quit.</text:span></text:p>
        <text:p text:style-name="p5">
          <text:a xlink:href="https://en.wikipedia.org/wiki/Htop"><text:span>
              <draw:frame draw:name="images/processes02.png"/>
            </text:span><text:span text:style-name="c0">)</text:span></text:a>
          <text:p text:style-name="p31"><text:span text:style-name="c32">Other ways of viewing processes</text:span></text:p>
          <text:p text:style-name="p5"><text:span text:style-name="c0">Try </text:span><text:span text:style-name="c24">sudo ls /proc/1</text:span><text:span text:style-name="c0">. What do you see? More information about </text:span><text:span text:style-name="c24">ls /proc</text:span><text:span text:style-name="c0"> </text:span><text:a xlink:href="https://www.geeksforgeeks.org/proc-file-system-linux/"><text:span text:style-name="c43">here</text:span></text:a><text:span text:style-name="c0">.</text:span></text:p>
          <text:p text:style-name="p5"><text:span text:style-name="c0">Try </text:span><text:span text:style-name="c24">sudo ps aux</text:span><text:span text:style-name="c0">. What do you see? More information about </text:span><text:span text:style-name="c24">ps</text:span><text:span text:style-name="c0"> </text:span><text:a xlink:href="https://www.geeksforgeeks.org/ps-command-in-linux-with-examples/"><text:span text:style-name="c44">here</text:span></text:a><text:span text:style-name="c0">. </text:span></text:p>
        </text:p>
      </text:p>
    </office:text>
  </office:body>
</office:document-content>
</file>